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9.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County FIPS</text:p>
          </table:table-cell>
          <table:table-cell table:style-name="ce1" office:value-type="string" calcext:value-type="string">
            <text:p>County Name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bany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egany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ronx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oome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attaraugus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ayuga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hautauqua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hemung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henango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linton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lumbia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rtland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Delaware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utchess County</text:p>
          </table:table-cell>
          <table:table-cell table:number-columns-repeated="102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Erie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Essex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ranklin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Fulton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Genesee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Greene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Hamilton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Herkimer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Jefferson County</text:p>
          </table:table-cell>
          <table:table-cell table:number-columns-repeated="102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Kings County</text:p>
          </table:table-cell>
          <table:table-cell table:number-columns-repeated="102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Lewis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Livingston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Madison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Monroe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Montgomery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Nassau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New York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Niagara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Oneida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Onondaga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Ontario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Orange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Orleans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Oswego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Otsego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Putnam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Queens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Rensselaer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Richmond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Rockland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St. Lawrence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Saratoga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Schenectady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Schoharie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Schuyler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Seneca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Steuben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Suffolk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Sullivan County</text:p>
          </table:table-cell>
          <table:table-cell table:number-columns-repeated="1022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Tioga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Tompkins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Ulster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Warren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Washington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Wayne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Westchester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Wyoming County</text:p>
          </table:table-cell>
          <table:table-cell table:number-columns-repeated="1022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Yates County</text:p>
          </table:table-cell>
          <table:table-cell table:number-columns-repeated="102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22:13:57.271494328</meta:creation-date>
    <dc:date>2018-12-14T22:19:50.620739332</dc:date>
    <meta:editing-duration>PT5M54S</meta:editing-duration>
    <meta:editing-cycles>1</meta:editing-cycles>
    <meta:document-statistic meta:table-count="1" meta:cell-count="126" meta:object-count="0"/>
    <meta:generator>LibreOffice/6.0.3.2$Linux_X86_64 LibreOffice_project/00m0$Build-2</meta:generator>
  </office:meta>
</office:document-meta>
</file>